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55a3" officeooo:paragraph-rsid="001055a3" style:font-weight-asian="bold" style:font-weight-complex="bold"/>
    </style:style>
    <style:style style:name="P2" style:family="paragraph" style:parent-style-name="Standard">
      <style:text-properties fo:font-weight="bold" officeooo:rsid="0010cf0c" officeooo:paragraph-rsid="0010cf0c" style:font-weight-asian="bold" style:font-weight-complex="bold"/>
    </style:style>
    <style:style style:name="P3" style:family="paragraph" style:parent-style-name="Standard">
      <style:text-properties officeooo:rsid="001055a3" officeooo:paragraph-rsid="001055a3"/>
    </style:style>
    <style:style style:name="P4" style:family="paragraph" style:parent-style-name="Standard">
      <style:text-properties officeooo:rsid="0010cf0c" officeooo:paragraph-rsid="0010cf0c"/>
    </style:style>
    <style:style style:name="P5" style:family="paragraph" style:parent-style-name="Text_20_body">
      <style:text-properties officeooo:rsid="00100ac4" officeooo:paragraph-rsid="00100ac4"/>
    </style:style>
    <style:style style:name="P6" style:family="paragraph" style:parent-style-name="Text_20_body">
      <style:text-properties officeooo:rsid="001055a3" officeooo:paragraph-rsid="001055a3"/>
    </style:style>
    <style:style style:name="P7" style:family="paragraph" style:parent-style-name="Text_20_body">
      <style:text-properties fo:font-weight="bold" officeooo:rsid="001055a3" officeooo:paragraph-rsid="001055a3" style:font-weight-asian="bold" style:font-weight-complex="bold"/>
    </style:style>
    <style:style style:name="T1" style:family="text">
      <style:text-properties officeooo:rsid="000ef855"/>
    </style:style>
    <style:style style:name="T2" style:family="text">
      <style:text-properties officeooo:rsid="001055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cf0c"/>
    </style:style>
    <style:style style:name="T5" style:family="text">
      <style:text-properties officeooo:rsid="0011f3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Контрольные вопросы к <text:span text:style-name="T1">главе</text:span> 3</text:h>
      <text:p text:style-name="Text_20_body"/>
      <text:p text:style-name="P7">3.1.</text:p>
      <text:p text:style-name="P5">a) объект</text:p>
      <text:p text:style-name="P5">b) class</text:p>
      <text:p text:style-name="P5">c) .h</text:p>
      <text:p text:style-name="P5">d) имя переменной и тип</text:p>
      <text:p text:style-name="P5">e) элемент данных</text:p>
      <text:p text:style-name="P5">f) <text:span text:style-name="T2">спецификатор доступа</text:span></text:p>
      <text:p text:style-name="P6">g) void</text:p>
      <text:p text:style-name="P6">h) lenght // ошибка! Правильно: <text:span text:style-name="T3">getline</text:span></text:p>
      <text:p text:style-name="P6">i) :: // не полный ответ. Правильно: <text:span text:style-name="T3">бинарную операцию разрешения области действия</text:span></text:p>
      <text:p text:style-name="P6">j) include // Правильно:<text:span text:style-name="T3"> #include </text:span></text:p>
      <text:p text:style-name="P6"><text:span text:style-name="T3"/></text:p>
      <text:p text:style-name="P1">3.2.</text:p>
      <text:p text:style-name="P3"/>
      <text:p text:style-name="P3">a) false. // начало имени да, с прописной, но далее — каждое слово с заглавной</text:p>
      <text:p text:style-name="P3">b) true</text:p>
      <text:p text:style-name="P3">c) true</text:p>
      <text:p text:style-name="P3">d) false // это локальные переменные данной функции и доступны только в теле функции</text:p>
      <text:p text:style-name="P3">e) true</text:p>
      <text:p text:style-name="P3">f) <text:span text:style-name="T4">true</text:span></text:p>
      <text:p text:style-name="P4">g) true</text:p>
      <text:p text:style-name="P4"/>
      <text:p text:style-name="P2">3.3.</text:p>
      <text:p text:style-name="P2"/>
      <text:p text:style-name="P4">Локальная переменная доступна только в теле её функции и только для её функции. После окончания работы функции эта переменная удаляется из памяти. Элемент данных объявляется в теле класса и к нему могут обращаться все функции класса и иногда функции</text:p>
      <text:p text:style-name="P4">клиента напрямую, если элемент данных public: и к тому же, во время создания объекта класса, этот объект содержит свой собственный образец элемента данных — атрибут.</text:p>
      <text:p text:style-name="P4"/>
      <text:p text:style-name="P2">3.4.</text:p>
      <text:p text:style-name="P4"/>
      <text:p text:style-name="P4">Параметр указывается при определении функции и объясняет, какой тип данных необходим для работы этой функции. Аргумент — это данные, передаваемые в эту функцию при её вызове <text:span text:style-name="T5">и значение аргумента передаётся параметру функции.</text:span> Аргумент и Параметр должны соответствовать друг другу по типу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4:52:00.380824920</meta:creation-date>
    <dc:date>2019-12-25T17:25:07.087928900</dc:date>
    <meta:editing-duration>PT2H3M29S</meta:editing-duration>
    <meta:editing-cycles>6</meta:editing-cycles>
    <meta:generator>LibreOffice/6.0.7.3$Linux_x86 LibreOffice_project/00m0$Build-3</meta:generator>
    <meta:document-statistic meta:table-count="0" meta:image-count="0" meta:object-count="0" meta:page-count="1" meta:paragraph-count="25" meta:word-count="192" meta:character-count="1190" meta:non-whitespace-character-count="1019"/>
  </office:meta>
</office:document-meta>
</file>